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1b5" officeooo:paragraph-rsid="000d41b5"/>
    </style:style>
    <style:style style:name="P2" style:family="paragraph" style:parent-style-name="Standard">
      <style:text-properties officeooo:rsid="000de15f" officeooo:paragraph-rsid="000de15f"/>
    </style:style>
    <style:style style:name="P3" style:family="paragraph" style:parent-style-name="Standard">
      <style:text-properties officeooo:rsid="000ef59b" officeooo:paragraph-rsid="000ef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</text:p>
      <text:p text:style-name="P1"/>
      <text:p text:style-name="P2">#xpointer(/*)</text:p>
      <text:p text:style-name="P2"/>
      <text:p text:style-name="P2">Ejercicio 3</text:p>
      <text:p text:style-name="P2"/>
      <text:p text:style-name="P2">#xpointer(//NOMBRE)</text:p>
      <text:p text:style-name="P2"/>
      <text:p text:style-name="P3">Ejercicio 4</text:p>
      <text:p text:style-name="P3"/>
      <text:p text:style-name="P3">#xpointer(//NOMRE,7)</text:p>
      <text:p text:style-name="P3"/>
      <text:p text:style-name="P3">Ejercicio 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2-16T17:40:14.732369567</meta:creation-date>
    <dc:date>2014-12-16T19:49:08.267690093</dc:date>
    <dc:creator>DavidGL </dc:creator>
    <meta:editing-duration>PT23M21S</meta:editing-duration>
    <meta:editing-cycles>1</meta:editing-cycles>
    <meta:document-statistic meta:table-count="0" meta:image-count="0" meta:object-count="0" meta:page-count="1" meta:paragraph-count="7" meta:word-count="11" meta:character-count="96" meta:non-whitespace-character-count="92"/>
    <meta:generator>LibreOffice/4.2.7.2$Linux_X86_64 LibreOffice_project/420m0$Build-2</meta:generator>
  </office:meta>
</office:document-meta>
</file>